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LINEAR DISCRIMINANT ANALYSI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Learning Model</text:p>
          </table:table-cell>
          <table:table-cell table:number-columns-repeated="4"/>
        </table:table-row>
        <table:table-row table:style-name="ro2">
          <table:table-cell office:value-type="float" office:value="4.667797637" calcext:value-type="float">
            <text:p>4.66779763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. We have to calculate the mean</text:p>
          </table:table-cell>
          <table:table-cell table:number-columns-repeated="4"/>
        </table:table-row>
        <table:table-row table:style-name="ro2">
          <table:table-cell office:value-type="float" office:value="5.509198779" calcext:value-type="float">
            <text:p>5.509198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(x) for Y = 0</text:p>
          </table:table-cell>
          <table:table-cell table:number-columns-repeated="4"/>
        </table:table-row>
        <table:table-row table:style-name="ro2">
          <table:table-cell office:value-type="float" office:value="4.702791608" calcext:value-type="float">
            <text:p>4.702791608</text:p>
          </table:table-cell>
          <table:table-cell office:value-type="float" office:value="0" calcext:value-type="float">
            <text:p>0</text:p>
          </table:table-cell>
          <table:table-cell table:formula="of:=AVERAGE([.A4:.A23])" office:value-type="float" office:value="4.975415507" calcext:value-type="float">
            <text:p>4.975415507</text:p>
          </table:table-cell>
          <table:table-cell table:number-columns-repeated="4"/>
        </table:table-row>
        <table:table-row table:style-name="ro2">
          <table:table-cell office:value-type="float" office:value="5.956706641" calcext:value-type="float">
            <text:p>5.956706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(x) for Y = 1</text:p>
          </table:table-cell>
          <table:table-cell table:number-columns-repeated="4"/>
        </table:table-row>
        <table:table-row table:style-name="ro2">
          <table:table-cell office:value-type="float" office:value="5.738622413" calcext:value-type="float">
            <text:p>5.738622413</text:p>
          </table:table-cell>
          <table:table-cell office:value-type="float" office:value="0" calcext:value-type="float">
            <text:p>0</text:p>
          </table:table-cell>
          <table:table-cell table:formula="of:=AVERAGE([.A24:.A43])" office:value-type="float" office:value="20.087062921" calcext:value-type="float">
            <text:p>20.087062921</text:p>
          </table:table-cell>
          <table:table-cell table:number-columns-repeated="4"/>
        </table:table-row>
        <table:table-row table:style-name="ro2">
          <table:table-cell office:value-type="float" office:value="5.027283325" calcext:value-type="float">
            <text:p>5.027283325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2. We have to calculate the class probabilities P(k)</text:p>
          </table:table-cell>
          <table:table-cell table:number-columns-repeated="4"/>
        </table:table-row>
        <table:table-row table:style-name="ro2">
          <table:table-cell office:value-type="float" office:value="4.805434058" calcext:value-type="float">
            <text:p>4.80543405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“=p(y =0) = COUNT(y = 0) / (COUNT(y = 0) + count(y = 1))</text:p>
          </table:table-cell>
          <table:table-cell table:style-name="ce4" table:number-columns-repeated="4"/>
        </table:table-row>
        <table:table-row table:style-name="ro2">
          <table:table-cell office:value-type="float" office:value="4.425689143" calcext:value-type="float">
            <text:p>4.425689143</text:p>
          </table:table-cell>
          <table:table-cell office:value-type="float" office:value="0" calcext:value-type="float">
            <text:p>0</text:p>
          </table:table-cell>
          <table:table-cell table:formula="of:=COUNT([.A4:.A23])/(COUNT([.A4:.A23])+COUNT([.A24:.A43]))" office:value-type="float" office:value="0.5" calcext:value-type="float">
            <text:p>0.5</text:p>
          </table:table-cell>
          <table:table-cell table:style-name="ce4" table:number-columns-repeated="4"/>
        </table:table-row>
        <table:table-row table:style-name="ro2">
          <table:table-cell office:value-type="float" office:value="5.009368635" calcext:value-type="float">
            <text:p>5.00936863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“=p(y =1) = COUNT(y = 1) / (COUNT(y = 0) + count(y = 1))</text:p>
          </table:table-cell>
          <table:table-cell table:number-columns-repeated="4"/>
        </table:table-row>
        <table:table-row table:style-name="ro2">
          <table:table-cell office:value-type="float" office:value="5.116718815" calcext:value-type="float">
            <text:p>5.116718815</text:p>
          </table:table-cell>
          <table:table-cell office:value-type="float" office:value="0" calcext:value-type="float">
            <text:p>0</text:p>
          </table:table-cell>
          <table:table-cell table:formula="of:=COUNT([.A24:.A43])/((COUNT([.A4:.A23])+COUNT([.A24:.A43])))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 office:value-type="float" office:value="6.370917709" calcext:value-type="float">
            <text:p>6.3709177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3. We have to calculate the variance</text:p>
          </table:table-cell>
          <table:table-cell table:number-columns-repeated="4"/>
        </table:table-row>
        <table:table-row table:style-name="ro2">
          <table:table-cell office:value-type="float" office:value="2.895041947" calcext:value-type="float">
            <text:p>2.895041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 – calculate the squared difference for each class k: SUM((xi – mean k)^2) </text:p>
          </table:table-cell>
          <table:table-cell table:number-columns-repeated="4"/>
        </table:table-row>
        <table:table-row table:style-name="ro2">
          <table:table-cell office:value-type="float" office:value="4.666842365" calcext:value-type="float">
            <text:p>4.666842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Y = 0</text:p>
          </table:table-cell>
          <table:table-cell office:value-type="string" calcext:value-type="string">
            <text:p>for Y = 1</text:p>
          </table:table-cell>
          <table:table-cell table:number-columns-repeated="3"/>
        </table:table-row>
        <table:table-row table:style-name="ro2">
          <table:table-cell office:value-type="float" office:value="5.602154638" calcext:value-type="float">
            <text:p>5.602154638</text:p>
          </table:table-cell>
          <table:table-cell office:value-type="float" office:value="0" calcext:value-type="float">
            <text:p>0</text:p>
          </table:table-cell>
          <table:table-cell table:formula="of:=SUM([.A46:.A65])" office:value-type="float" office:value="10.1582301317193" calcext:value-type="float">
            <text:p>10.1582301317</text:p>
          </table:table-cell>
          <table:table-cell table:formula="of:=SUM([.B46:.B65])" office:value-type="float" office:value="21.4931670844118" calcext:value-type="float">
            <text:p>21.4931670844</text:p>
          </table:table-cell>
          <table:table-cell table:number-columns-repeated="3"/>
        </table:table-row>
        <table:table-row table:style-name="ro2">
          <table:table-cell office:value-type="float" office:value="4.902797978" calcext:value-type="float">
            <text:p>4.902797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 – calculate the variance : 1/count(x) – count(classes k) * SUM(squared differences)</text:p>
          </table:table-cell>
          <table:table-cell table:number-columns-repeated="4"/>
        </table:table-row>
        <table:table-row table:style-name="ro2">
          <table:table-cell office:value-type="float" office:value="5.032652964" calcext:value-type="float">
            <text:p>5.032652964</text:p>
          </table:table-cell>
          <table:table-cell office:value-type="float" office:value="0" calcext:value-type="float">
            <text:p>0</text:p>
          </table:table-cell>
          <table:table-cell table:formula="of:=1/(COUNT([.A4:.A43]) - COUNT([.C17:.D17])) * SUM([.C17:.D17])" office:value-type="float" office:value="0.83293150568766" calcext:value-type="float">
            <text:p>0.8329315057</text:p>
          </table:table-cell>
          <table:table-cell table:number-columns-repeated="4"/>
        </table:table-row>
        <table:table-row table:style-name="ro2">
          <table:table-cell office:value-type="float" office:value="4.083972925" calcext:value-type="float">
            <text:p>4.0839729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float" office:value="4.875524106" calcext:value-type="float">
            <text:p>4.87552410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Making Predictions</text:p>
          </table:table-cell>
          <table:table-cell table:number-columns-repeated="4"/>
        </table:table-row>
        <table:table-row table:style-name="ro2">
          <table:table-cell office:value-type="float" office:value="4.732801047" calcext:value-type="float">
            <text:p>4.73280104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. We use the discriminant function for each class for each x</text:p>
          </table:table-cell>
          <table:table-cell table:number-columns-repeated="4"/>
        </table:table-row>
        <table:table-row table:style-name="ro2">
          <table:table-cell office:value-type="float" office:value="5.385993407" calcext:value-type="float">
            <text:p>5.385993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riminant(x) = x * mean/variance – mean^2/2*variance + ln(probability)</text:p>
          </table:table-cell>
          <table:table-cell table:number-columns-repeated="4"/>
        </table:table-row>
        <table:table-row table:style-name="ro2">
          <table:table-cell office:value-type="float" office:value="20.74393514" calcext:value-type="float">
            <text:p>20.74393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(Y=0|x1) we take the mean of the class and probability of the corresponding class</text:p>
          </table:table-cell>
          <table:table-cell table:number-columns-repeated="4"/>
        </table:table-row>
        <table:table-row table:style-name="ro2">
          <table:table-cell office:value-type="float" office:value="21.41752855" calcext:value-type="float">
            <text:p>21.41752855</text:p>
          </table:table-cell>
          <table:table-cell office:value-type="float" office:value="1" calcext:value-type="float">
            <text:p>1</text:p>
          </table:table-cell>
          <table:table-cell table:formula="of:=[.A4]*[.C6]/[.C19]-([.C6]^2)/(2*[.C19])+LN([.C11])" office:value-type="float" office:value="12.3293557971185" calcext:value-type="float">
            <text:p>12.3293557971</text:p>
          </table:table-cell>
          <table:table-cell table:number-columns-repeated="4"/>
        </table:table-row>
        <table:table-row table:style-name="ro2">
          <table:table-cell office:value-type="float" office:value="20.57924186" calcext:value-type="float">
            <text:p>20.57924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(Y=1|x1)</text:p>
          </table:table-cell>
          <table:table-cell table:number-columns-repeated="4"/>
        </table:table-row>
        <table:table-row table:style-name="ro2">
          <table:table-cell office:value-type="float" office:value="20.7386947" calcext:value-type="float">
            <text:p>20.7386947</text:p>
          </table:table-cell>
          <table:table-cell office:value-type="float" office:value="1" calcext:value-type="float">
            <text:p>1</text:p>
          </table:table-cell>
          <table:table-cell table:formula="of:=[.A4]*[.C8]/[.C19]-([.C8]^2)/(2*[.C19])+LN([.C13])" office:value-type="float" office:value="-130.334903821813" calcext:value-type="float">
            <text:p>-130.3349038218</text:p>
          </table:table-cell>
          <table:table-cell table:number-columns-repeated="4"/>
        </table:table-row>
        <table:table-row table:style-name="ro2">
          <table:table-cell office:value-type="float" office:value="19.44605384" calcext:value-type="float">
            <text:p>19.4460538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.Then we associated the x to the class with the highest discriminant value</text:p>
          </table:table-cell>
          <table:table-cell table:number-columns-repeated="4"/>
        </table:table-row>
        <table:table-row table:style-name="ro2">
          <table:table-cell office:value-type="float" office:value="18.36360265" calcext:value-type="float">
            <text:p>18.36360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the above case, x will be predicted as being in class y=0</text:p>
          </table:table-cell>
          <table:table-cell table:number-columns-repeated="4"/>
        </table:table-row>
        <table:table-row table:style-name="ro2">
          <table:table-cell office:value-type="float" office:value="19.90363232" calcext:value-type="float">
            <text:p>19.903632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.10870851" calcext:value-type="float">
            <text:p>19.108708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.18787593" calcext:value-type="float">
            <text:p>18.187875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.71767611" calcext:value-type="float">
            <text:p>19.717676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.09629027" calcext:value-type="float">
            <text:p>19.096290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.52741312" calcext:value-type="float">
            <text:p>20.527413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.63205608" calcext:value-type="float">
            <text:p>20.632056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9.86218119" calcext:value-type="float">
            <text:p>19.862181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1.34670569" calcext:value-type="float">
            <text:p>21.346705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.333906" calcext:value-type="float">
            <text:p>20.3339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1.02714855" calcext:value-type="float">
            <text:p>21.027148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.27536089" calcext:value-type="float">
            <text:p>18.275360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1.77371156" calcext:value-type="float">
            <text:p>21.773711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20.65953546" calcext:value-type="float">
            <text:p>20.659535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(xi–mean0)²</text:p>
          </table:table-cell>
          <table:table-cell office:value-type="string" calcext:value-type="string">
            <text:p>(xi–mean1)^2</text:p>
          </table:table-cell>
          <table:table-cell table:number-columns-repeated="5"/>
        </table:table-row>
        <table:table-row table:style-name="ro2">
          <table:table-cell table:formula="of:=([.A4]-[.$C$6])^2" office:value-type="float" office:value="0.0946287539433367" calcext:value-type="float">
            <text:p>0.0946287539</text:p>
          </table:table-cell>
          <table:table-cell table:formula="of:=([.A24]-[.$C$8])^2" office:value-type="float" office:value="0.43148111209398" calcext:value-type="float">
            <text:p>0.4314811121</text:p>
          </table:table-cell>
          <table:table-cell table:number-columns-repeated="5"/>
        </table:table-row>
        <table:table-row table:style-name="ro2">
          <table:table-cell table:formula="of:=([.A5]-[.$C$6])^2" office:value-type="float" office:value="0.284924581467027" calcext:value-type="float">
            <text:p>0.2849245815</text:p>
          </table:table-cell>
          <table:table-cell table:formula="of:=([.A25]-[.$C$8])^2" office:value-type="float" office:value="1.77013878995035" calcext:value-type="float">
            <text:p>1.77013879</text:p>
          </table:table-cell>
          <table:table-cell table:number-columns-repeated="5"/>
        </table:table-row>
        <table:table-row table:style-name="ro2">
          <table:table-cell table:formula="of:=([.A6]-[.$C$6])^2" office:value-type="float" office:value="0.0743237903059617" calcext:value-type="float">
            <text:p>0.0743237903</text:p>
          </table:table-cell>
          <table:table-cell table:formula="of:=([.A26]-[.$C$8])^2" office:value-type="float" office:value="0.242240107995161" calcext:value-type="float">
            <text:p>0.242240108</text:p>
          </table:table-cell>
          <table:table-cell table:number-columns-repeated="5"/>
        </table:table-row>
        <table:table-row table:style-name="ro2">
          <table:table-cell table:formula="of:=([.A7]-[.$C$6])^2" office:value-type="float" office:value="0.962932289667008" calcext:value-type="float">
            <text:p>0.9629322897</text:p>
          </table:table-cell>
          <table:table-cell table:formula="of:=([.A27]-[.$C$8])^2" office:value-type="float" office:value="0.424623975402699" calcext:value-type="float">
            <text:p>0.4246239754</text:p>
          </table:table-cell>
          <table:table-cell table:number-columns-repeated="5"/>
        </table:table-row>
        <table:table-row table:style-name="ro2">
          <table:table-cell table:formula="of:=([.A8]-[.$C$6])^2" office:value-type="float" office:value="0.582484781366094" calcext:value-type="float">
            <text:p>0.5824847814</text:p>
          </table:table-cell>
          <table:table-cell table:formula="of:=([.A28]-[.$C$8])^2" office:value-type="float" office:value="0.410892641924469" calcext:value-type="float">
            <text:p>0.4108926419</text:p>
          </table:table-cell>
          <table:table-cell table:number-columns-repeated="5"/>
        </table:table-row>
        <table:table-row table:style-name="ro2">
          <table:table-cell table:formula="of:=([.A9]-[.$C$6])^2" office:value-type="float" office:value="0.0026902705440812" calcext:value-type="float">
            <text:p>0.0026902705</text:p>
          </table:table-cell>
          <table:table-cell table:formula="of:=([.A29]-[.$C$8])^2" office:value-type="float" office:value="2.97031530571541" calcext:value-type="float">
            <text:p>2.9703153057</text:p>
          </table:table-cell>
          <table:table-cell table:number-columns-repeated="5"/>
        </table:table-row>
        <table:table-row table:style-name="ro2">
          <table:table-cell table:formula="of:=([.A10]-[.$C$6])^2" office:value-type="float" office:value="0.0288936930041392" calcext:value-type="float">
            <text:p>0.028893693</text:p>
          </table:table-cell>
          <table:table-cell table:formula="of:=([.A30]-[.$C$8])^2" office:value-type="float" office:value="0.033646785383223" calcext:value-type="float">
            <text:p>0.0336467854</text:p>
          </table:table-cell>
          <table:table-cell table:number-columns-repeated="5"/>
        </table:table-row>
        <table:table-row table:style-name="ro2">
          <table:table-cell table:formula="of:=([.A11]-[.$C$6])^2" office:value-type="float" office:value="0.30219907527666" calcext:value-type="float">
            <text:p>0.3021990753</text:p>
          </table:table-cell>
          <table:table-cell table:formula="of:=([.A31]-[.$C$8])^2" office:value-type="float" office:value="0.957177353523167" calcext:value-type="float">
            <text:p>0.9571773535</text:p>
          </table:table-cell>
          <table:table-cell table:number-columns-repeated="5"/>
        </table:table-row>
        <table:table-row table:style-name="ro2">
          <table:table-cell table:formula="of:=([.A12]-[.$C$6])^2" office:value-type="float" office:value="0.00115281490098446" calcext:value-type="float">
            <text:p>0.0011528149</text:p>
          </table:table-cell>
          <table:table-cell table:formula="of:=([.A32]-[.$C$8])^2" office:value-type="float" office:value="3.60691122678365" calcext:value-type="float">
            <text:p>3.6069112268</text:p>
          </table:table-cell>
          <table:table-cell table:number-columns-repeated="5"/>
        </table:table-row>
        <table:table-row table:style-name="ro2">
          <table:table-cell table:formula="of:=([.A13]-[.$C$6])^2" office:value-type="float" office:value="0.019966624851743" calcext:value-type="float">
            <text:p>0.0199666249</text:p>
          </table:table-cell>
          <table:table-cell table:formula="of:=([.A33]-[.$C$8])^2" office:value-type="float" office:value="0.136446616140754" calcext:value-type="float">
            <text:p>0.1364466161</text:p>
          </table:table-cell>
          <table:table-cell table:number-columns-repeated="5"/>
        </table:table-row>
        <table:table-row table:style-name="ro2">
          <table:table-cell table:formula="of:=([.A14]-[.$C$6])^2" office:value-type="float" office:value="1.94742639578685" calcext:value-type="float">
            <text:p>1.9474263958</text:p>
          </table:table-cell>
          <table:table-cell table:formula="of:=([.A34]-[.$C$8])^2" office:value-type="float" office:value="0.981630445969575" calcext:value-type="float">
            <text:p>0.981630446</text:p>
          </table:table-cell>
          <table:table-cell table:number-columns-repeated="5"/>
        </table:table-row>
        <table:table-row table:style-name="ro2">
          <table:table-cell table:formula="of:=([.A15]-[.$C$6])^2" office:value-type="float" office:value="4.32795414914707" calcext:value-type="float">
            <text:p>4.3279541491</text:p>
          </table:table-cell>
          <table:table-cell table:formula="of:=([.A35]-[.$C$8])^2" office:value-type="float" office:value="0.193908297759334" calcext:value-type="float">
            <text:p>0.1939082978</text:p>
          </table:table-cell>
          <table:table-cell table:number-columns-repeated="5"/>
        </table:table-row>
        <table:table-row table:style-name="ro2">
          <table:table-cell table:formula="of:=([.A16]-[.$C$6])^2" office:value-type="float" office:value="0.0952173839637517" calcext:value-type="float">
            <text:p>0.095217384</text:p>
          </table:table-cell>
          <table:table-cell table:formula="of:=([.A36]-[.$C$8])^2" office:value-type="float" office:value="0.297017543356796" calcext:value-type="float">
            <text:p>0.2970175434</text:p>
          </table:table-cell>
          <table:table-cell table:number-columns-repeated="5"/>
        </table:table-row>
        <table:table-row table:style-name="ro2">
          <table:table-cell table:formula="of:=([.A17]-[.$C$6])^2" office:value-type="float" office:value="0.392801938326636" calcext:value-type="float">
            <text:p>0.3928019383</text:p>
          </table:table-cell>
          <table:table-cell table:formula="of:=([.A37]-[.$C$8])^2" office:value-type="float" office:value="0.0505717929375579" calcext:value-type="float">
            <text:p>0.0505717929</text:p>
          </table:table-cell>
          <table:table-cell table:number-columns-repeated="5"/>
        </table:table-row>
        <table:table-row table:style-name="ro2">
          <table:table-cell table:formula="of:=([.A18]-[.$C$6])^2" office:value-type="float" office:value="0.00527330551806577" calcext:value-type="float">
            <text:p>0.0052733055</text:p>
          </table:table-cell>
          <table:table-cell table:formula="of:=([.A38]-[.$C$8])^2" office:value-type="float" office:value="1.58669990549398" calcext:value-type="float">
            <text:p>1.5866999055</text:p>
          </table:table-cell>
          <table:table-cell table:number-columns-repeated="5"/>
        </table:table-row>
        <table:table-row table:style-name="ro2">
          <table:table-cell table:formula="of:=([.A19]-[.$C$6])^2" office:value-type="float" office:value="0.00327612648382698" calcext:value-type="float">
            <text:p>0.0032761265</text:p>
          </table:table-cell>
          <table:table-cell table:formula="of:=([.A39]-[.$C$8])^2" office:value-type="float" office:value="0.0609315056501974" calcext:value-type="float">
            <text:p>0.0609315057</text:p>
          </table:table-cell>
          <table:table-cell table:number-columns-repeated="5"/>
        </table:table-row>
        <table:table-row table:style-name="ro2">
          <table:table-cell table:formula="of:=([.A20]-[.$C$6])^2" office:value-type="float" office:value="0.794669877002825" calcext:value-type="float">
            <text:p>0.794669877</text:p>
          </table:table-cell>
          <table:table-cell table:formula="of:=([.A40]-[.$C$8])^2" office:value-type="float" office:value="0.883760989852316" calcext:value-type="float">
            <text:p>0.8837609899</text:p>
          </table:table-cell>
          <table:table-cell table:number-columns-repeated="5"/>
        </table:table-row>
        <table:table-row table:style-name="ro2">
          <table:table-cell table:formula="of:=([.A21]-[.$C$6])^2" office:value-type="float" office:value="0.00997829199374259" calcext:value-type="float">
            <text:p>0.009978292</text:p>
          </table:table-cell>
          <table:table-cell table:formula="of:=([.A41]-[.$C$8])^2" office:value-type="float" office:value="3.28226424912954" calcext:value-type="float">
            <text:p>3.2822642491</text:p>
          </table:table-cell>
          <table:table-cell table:number-columns-repeated="5"/>
        </table:table-row>
        <table:table-row table:style-name="ro2">
          <table:table-cell table:formula="of:=([.A22]-[.$C$6])^2" office:value-type="float" office:value="0.0588617762010914" calcext:value-type="float">
            <text:p>0.0588617762</text:p>
          </table:table-cell>
          <table:table-cell table:formula="of:=([.A42]-[.$C$8])^2" office:value-type="float" office:value="2.84478363144053" calcext:value-type="float">
            <text:p>2.8447836314</text:p>
          </table:table-cell>
          <table:table-cell table:number-columns-repeated="5"/>
        </table:table-row>
        <table:table-row table:style-name="ro2">
          <table:table-cell table:formula="of:=([.A23]-[.$C$6])^2" office:value-type="float" office:value="0.168574211968411" calcext:value-type="float">
            <text:p>0.168574212</text:p>
          </table:table-cell>
          <table:table-cell table:formula="of:=([.A43]-[.$C$8])^2" office:value-type="float" office:value="0.327724807909102" calcext:value-type="float">
            <text:p>0.32772480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5:52:36.149856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9:39:58.760966868</meta:creation-date>
    <dc:date>2017-12-17T15:53:05.531786240</dc:date>
    <meta:editing-duration>PT15H51M4S</meta:editing-duration>
    <meta:editing-cycles>8</meta:editing-cycles>
    <meta:generator>LibreOffice/5.1.6.2$Linux_X86_64 LibreOffice_project/10m0$Build-2</meta:generator>
    <meta:document-statistic meta:table-count="1" meta:cell-count="153" meta:object-count="0"/>
  </office:meta>
</office:document-meta>
</file>